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ICOLA GABY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1285267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288044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YNA ORTEGA, SWEET CARLYL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127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ULLUNI TOSO, GAUDI SUKI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040053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61</text:p>
          </table:table-cell>
          <table:table-cell table:style-name="Tableau1.D2" office:value-type="string">
            <text:p text:style-name="P13">2989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989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5/09/2021</text:p>
          </table:table-cell>
          <table:table-cell table:style-name="Tabla2.A2" office:value-type="string">
            <text:p text:style-name="P9">96784</text:p>
          </table:table-cell>
          <table:table-cell table:style-name="Tabla2.A2" office:value-type="string">
            <text:p text:style-name="P9">2989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6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7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5T18:42:5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